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0.1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0.101cm" svg:y="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0.002cm" svg:y="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0.103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0.204cm" svg:y="0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0.205cm" svg:y="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0.306cm" svg:y="0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5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0:20:23.375848320</meta:creation-date>
    <dc:date>2017-10-13T10:22:32.136251214</dc:date>
    <meta:editing-duration>PT2M9S</meta:editing-duration>
    <meta:editing-cycles>1</meta:editing-cycles>
    <meta:document-statistic meta:object-count="7"/>
    <meta:generator>LibreOffice/5.4.1.2.0$Linux_X86_64 LibreOffice_project/40m0$Build-2</meta:generator>
  </office:meta>
</office:document-meta>
</file>